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8083in" fo:margin-left="0.0063in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0.2604in"/>
    </style:style>
    <style:style style:name="Table3.B" style:family="table-column">
      <style:table-column-properties style:column-width="0.2153in"/>
    </style:style>
    <style:style style:name="Table3.C" style:family="table-column">
      <style:table-column-properties style:column-width="0.2222in"/>
    </style:style>
    <style:style style:name="Table3.D" style:family="table-column">
      <style:table-column-properties style:column-width="1.6076in"/>
    </style:style>
    <style:style style:name="Table3.E" style:family="table-column">
      <style:table-column-properties style:column-width="2.0694in"/>
    </style:style>
    <style:style style:name="Table3.F" style:family="table-column">
      <style:table-column-properties style:column-width="0.7889in"/>
    </style:style>
    <style:style style:name="Table3.G" style:family="table-column">
      <style:table-column-properties style:column-width="1.6444in"/>
    </style:style>
    <style:style style:name="Table3.1" style:family="table-row">
      <style:table-row-properties style:min-row-height="0.1806in" fo:background-color="transparent">
        <style:background-image/>
      </style:table-row-properties>
    </style:style>
    <style:style style:name="Table3.A1" style:family="table-cell">
      <style:table-cell-properties style:vertical-align="middle"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3.2" style:family="table-row">
      <style:table-row-properties style:min-row-height="0.2313in" fo:background-color="transparent">
        <style:background-image/>
      </style:table-row-properties>
    </style:style>
    <style:style style:name="Table3.A2" style:family="table-cell">
      <style:table-cell-properties style:vertical-align="middle"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3.3" style:family="table-row">
      <style:table-row-properties style:min-row-height="0.25in" fo:background-color="transparent">
        <style:background-image/>
      </style:table-row-properties>
    </style:style>
    <style:style style:name="Table3.A3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3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3.A4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4" style:family="table-cell">
      <style:table-cell-properties style:vertical-align="middle" fo:background-color="#729fcf" fo:padding="0.0382in" fo:border-left="0.05pt solid #000000" fo:border-right="none" fo:border-top="none" fo:border-bottom="0.05pt solid #000000">
        <style:background-image/>
      </style:table-cell-properties>
    </style:style>
    <style:style style:name="Table3.G4" style:family="table-cell">
      <style:table-cell-properties style:vertical-align="middle" fo:background-color="#729fc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G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7" style:family="table-row">
      <style:table-row-properties style:min-row-height="0.1201in" fo:background-color="transparent">
        <style:background-image/>
      </style:table-row-properties>
    </style:style>
    <style:style style:name="Table3.19" style:family="table-row">
      <style:table-row-properties style:min-row-height="0.1806in" fo:background-color="transparent" fo:keep-together="auto">
        <style:background-image/>
      </style:table-row-properties>
    </style:style>
    <style:style style:name="Table3.A19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3.G19" style:family="table-cell">
      <style:table-cell-properties style:vertical-align="middle" fo:background-color="#cccccc" fo:padding="0.0382in" fo:border="0.05pt solid #000000" style:writing-mode="lr-tb">
        <style:background-image/>
      </style:table-cell-properties>
    </style:style>
    <style:style style:name="Table3.B38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C38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G38" style:family="table-cell">
      <style:table-cell-properties style:vertical-align="middle"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46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C46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G46" style:family="table-cell">
      <style:table-cell-properties style:vertical-align="middle"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54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C54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G54" style:family="table-cell">
      <style:table-cell-properties style:vertical-align="middle"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G66" style:family="table-cell">
      <style:table-cell-properties style:vertical-align="middle" fo:background-color="#b4c7d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74" style:family="table-cell">
      <style:table-cell-properties style:vertical-align="middle" fo:background-color="#3465a4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3.G74" style:family="table-cell">
      <style:table-cell-properties style:vertical-align="middle" fo:background-color="#ffff00" fo:padding="0.0382in" fo:border="0.05pt solid #000000" style:writing-mode="lr-tb">
        <style:background-image/>
      </style:table-cell-properties>
    </style:style>
    <style:style style:name="Table3.75" style:family="table-row">
      <style:table-row-properties style:min-row-height="0.209in" fo:background-color="transparent">
        <style:background-image/>
      </style:table-row-properties>
    </style:style>
    <style:style style:name="Table3.A75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75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G75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76" style:family="table-row">
      <style:table-row-properties style:min-row-height="0.209in" fo:background-color="transparent">
        <style:background-image/>
      </style:table-row-properties>
    </style:style>
    <style:style style:name="Table3.A76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77" style:family="table-row">
      <style:table-row-properties style:min-row-height="0.209in" fo:background-color="transparent">
        <style:background-image/>
      </style:table-row-properties>
    </style:style>
    <style:style style:name="Table3.A7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7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G7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A7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7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7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79" style:family="table-row">
      <style:table-row-properties style:min-row-height="0.8563in" fo:background-color="transparent">
        <style:background-image/>
      </style:table-row-properties>
    </style:style>
    <style:style style:name="Table3.A7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7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7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A80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80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80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A8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8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G8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P3" style:family="paragraph" style:parent-style-name="Standard" style:master-page-name="">
      <style:paragraph-properties fo:text-align="start" style:justify-single-word="false" style:page-number="auto" fo:break-before="auto" fo:break-after="auto" style:shadow="none">
        <style:tab-stops/>
      </style:paragraph-properties>
      <style:text-properties style:font-name="Arial" fo:font-size="28pt" fo:font-weight="bold" officeooo:rsid="006f6841" officeooo:paragraph-rsid="03a0a1a5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28pt" fo:font-weight="bold" officeooo:rsid="006f6841" officeooo:paragraph-rsid="0358a93b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P6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10pt" fo:font-weight="bold" officeooo:rsid="02eaf73f" officeooo:paragraph-rsid="02eaf73f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P9" style:family="paragraph" style:parent-style-name="Standard">
      <style:paragraph-properties fo:line-height="115%" fo:text-align="center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P10" style:family="paragraph" style:parent-style-name="Standard">
      <style:paragraph-properties fo:text-align="center" style:justify-single-word="false" style:shadow="none">
        <style:tab-stops/>
      </style:paragraph-properties>
      <style:text-properties fo:color="#2a6099" loext:opacity="100%" style:font-name="Liberation Sans" fo:font-size="6pt" fo:font-weight="bold" officeooo:rsid="020bbc93" officeooo:paragraph-rsid="018cde5c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style:font-size-asian="8pt" style:font-size-complex="8pt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Liberation Sans"/>
    </style:style>
    <style:style style:name="P15" style:family="paragraph" style:parent-style-name="Table_20_Contents">
      <style:paragraph-properties fo:text-align="center" style:justify-single-word="false"/>
      <style:text-properties fo:color="#3465a4" loext:opacity="100%" style:font-name="Liberation Sans" fo:font-size="8pt" fo:font-weight="bold" officeooo:rsid="02ee9ae4" officeooo:paragraph-rsid="02ee9ae4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3465a4" loext:opacity="100%" style:font-name="Liberation Sans" fo:font-size="8pt" fo:font-weight="bold" officeooo:rsid="02ee9ae4" officeooo:paragraph-rsid="02f149a9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3465a4" loext:opacity="100%" style:font-name="Liberation Sans" fo:font-size="8pt" fo:font-weight="bold" officeooo:rsid="02ee9ae4" officeooo:paragraph-rsid="02f55fc1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3465a4" loext:opacity="100%" style:font-name="Liberation Sans" fo:font-size="8pt" fo:font-weight="bold" officeooo:rsid="02ee9ae4" officeooo:paragraph-rsid="037f7e41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3465a4" loext:opacity="100%" style:font-name="Liberation Sans" fo:font-size="8pt" fo:font-weight="bold" officeooo:rsid="02ee9ae4" officeooo:paragraph-rsid="039a64ae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2ee9ae4" officeooo:paragraph-rsid="02ee9ae4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2ee9ae4" officeooo:paragraph-rsid="02f149a9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2ee9ae4" officeooo:paragraph-rsid="02f55fc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2ee9ae4" officeooo:paragraph-rsid="037f7e41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2ee9ae4" officeooo:paragraph-rsid="039a64ae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3465a4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ee9ae4" officeooo:paragraph-rsid="005d3ec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fo:font-weight="bold" officeooo:rsid="02ee9ae4" officeooo:paragraph-rsid="02ee9ae4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fo:font-weight="bold" officeooo:rsid="02ee9ae4" officeooo:paragraph-rsid="037f7e41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fo:font-weight="bold" officeooo:rsid="02ee9ae4" officeooo:paragraph-rsid="03904426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bold" officeooo:rsid="02ee9ae4" officeooo:paragraph-rsid="02ee9ae4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bold" officeooo:rsid="02ee9ae4" officeooo:paragraph-rsid="037f7e41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bold" officeooo:rsid="02ee9ae4" officeooo:paragraph-rsid="03904426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Liberation Sans" fo:font-size="8pt" fo:font-weight="bold" officeooo:rsid="02ee9ae4" officeooo:paragraph-rsid="02ee9ae4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font-name="Liberation Sans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font-name="Liberation Sans" fo:font-size="8pt" fo:font-weight="bold" officeooo:rsid="03b8e68f" officeooo:paragraph-rsid="03b8e68f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fo:font-weight="bold" officeooo:rsid="03939856" officeooo:paragraph-rsid="03939856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bold" officeooo:rsid="03939856" officeooo:paragraph-rsid="03939856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officeooo:rsid="02ee9ae4" officeooo:paragraph-rsid="02ee9ae4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font-name="Liberation Sans" fo:font-size="8pt" officeooo:rsid="02ee9ae4" officeooo:paragraph-rsid="02ee9ae4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officeooo:rsid="02f72f11" officeooo:paragraph-rsid="02f72f11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Liberation Sans" fo:font-size="8pt" officeooo:paragraph-rsid="02f72f11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Liberation Sans" fo:font-size="8pt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Liberation Sans" fo:font-size="8pt" officeooo:rsid="0399d0db" officeooo:paragraph-rsid="0399d0db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officeooo:rsid="039db2a0" officeooo:paragraph-rsid="039db2a0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5ebafd" officeooo:paragraph-rsid="005d3ec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5ebafd" officeooo:paragraph-rsid="005d3ec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5ebafd" officeooo:paragraph-rsid="03b732e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8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5ebaf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5ebaf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ee9ae4" officeooo:paragraph-rsid="005d3ec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ee9ae4" officeooo:paragraph-rsid="005d3ec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3ab2bf9" officeooo:paragraph-rsid="03ab2bf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3ab2bf9" officeooo:paragraph-rsid="03bcb10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paragraph-rsid="0358a93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5ebafd" officeooo:paragraph-rsid="005d3e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3e480c2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3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8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358a9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3a0a1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Main_20_Content_20_Left">
      <style:paragraph-properties fo:text-align="start" style:justify-single-word="false"/>
      <style:text-properties officeooo:paragraph-rsid="002ad6a8"/>
    </style:style>
    <style:style style:name="P62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63" style:family="paragraph" style:parent-style-name="Table_20_Contents">
      <style:paragraph-properties fo:text-align="start" style:justify-single-word="false"/>
      <style:text-properties officeooo:paragraph-rsid="0084c29b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3d045ef" officeooo:paragraph-rsid="0084c29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font-size="6pt" officeooo:rsid="0031c11d" style:font-size-asian="6pt" style:font-size-complex="6pt"/>
    </style:style>
    <style:style style:name="T3" style:family="text">
      <style:text-properties fo:color="#2a6099" loext:opacity="100%" style:text-outline="false" style:text-line-through-style="none" style:text-line-through-type="none" style:font-name="Liberation Sans" fo:font-size="6pt" fo:font-style="normal" fo:text-shadow="none" style:text-underline-style="none" officeooo:rsid="00d2f3b4" style:font-size-asian="6pt" style:font-style-asian="normal" style:font-size-complex="6pt" style:font-style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30724f9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3ecff5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3e62e2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7" style:family="text">
      <style:text-properties style:font-name="Liberation Sans" fo:font-size="7pt" officeooo:rsid="030bc2ea" style:font-size-asian="7pt" style:font-size-complex="7pt"/>
    </style:style>
    <style:style style:name="T8" style:family="text">
      <style:text-properties style:font-name="Liberation Sans" fo:font-size="7pt" officeooo:rsid="030ff016" style:font-size-asian="7pt" style:font-size-complex="7pt"/>
    </style:style>
    <style:style style:name="T9" style:family="text">
      <style:text-properties style:font-name="Liberation Sans" fo:font-size="7pt" officeooo:rsid="0314727d" style:font-size-asian="7pt" style:font-size-complex="7pt"/>
    </style:style>
    <style:style style:name="T10" style:family="text">
      <style:text-properties style:font-name="Liberation Sans" fo:font-size="7pt" officeooo:rsid="031a673d" style:font-size-asian="7pt" style:font-size-complex="7pt"/>
    </style:style>
    <style:style style:name="T11" style:family="text">
      <style:text-properties style:font-name="Liberation Sans" fo:font-size="7pt" officeooo:rsid="03833658" style:font-size-asian="7pt" style:font-size-complex="7pt"/>
    </style:style>
    <style:style style:name="T12" style:family="text">
      <style:text-properties style:font-name="Liberation Sans" fo:font-size="7pt" officeooo:rsid="03917f3e" style:font-size-asian="7pt" style:font-size-complex="7pt"/>
    </style:style>
    <style:style style:name="T13" style:family="text">
      <style:text-properties style:font-name="Liberation Sans" fo:font-size="7pt" officeooo:rsid="0396d3b3" style:font-size-asian="7pt" style:font-size-complex="7pt"/>
    </style:style>
    <style:style style:name="T14" style:family="text">
      <style:text-properties style:font-name="Liberation Sans" fo:font-size="8pt" officeooo:rsid="039c2c46" style:font-size-asian="8pt" style:font-size-complex="8pt"/>
    </style:style>
    <style:style style:name="T15" style:family="text">
      <style:text-properties fo:font-size="5pt" style:font-size-asian="5pt" style:font-size-complex="5pt"/>
    </style:style>
    <style:style style:name="T16" style:family="text">
      <style:text-properties fo:font-size="5pt" officeooo:rsid="0193fe4d" style:font-size-asian="5pt" style:font-size-complex="5pt"/>
    </style:style>
    <style:style style:name="T17" style:family="text">
      <style:text-properties officeooo:rsid="03e040e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3e040e3" style:font-weight-asian="bold" style:font-weight-complex="bold"/>
    </style:style>
    <style:style style:name="T20" style:family="text">
      <style:text-properties fo:font-weight="bold" officeooo:rsid="02f72f11" style:font-weight-asian="bold" style:font-weight-complex="bold"/>
    </style:style>
    <style:style style:name="T21" style:family="text">
      <style:text-properties fo:font-weight="bold" officeooo:rsid="03de6b59" style:font-weight-asian="bold" style:font-weight-complex="bold"/>
    </style:style>
    <style:style style:name="T22" style:family="text">
      <style:text-properties fo:font-size="9pt" officeooo:rsid="0031c11d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company_phone" text:name="py3o.objects.company_id.phone"/>
        <text:user-field-decl office:value-type="string" office:string-value="street" text:name="py3o.objects.company_id.street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formatted_invoice_date" text:name="py3o.objects.formatted_invoice_date"/>
        <text:user-field-decl office:value-type="string" office:string-value="ditujukakn_kepada" text:name="py3o.o.ditujukakn_kepada"/>
        <text:user-field-decl office:value-type="string" office:string-value="ditujukan_kepada" text:name="py3o.o.ditujukan_kepada"/>
        <text:user-field-decl office:value-type="string" office:string-value="ditujukan_kepada" text:name="py3o.o.ditujukan_kepada.name"/>
        <text:user-field-decl office:value-type="string" office:string-value="ds" text:name="py3o.l.ds"/>
        <text:user-field-decl office:value-type="string" office:string-value="l_deskripsi" text:name="py3o.l.deskripsi"/>
        <text:user-field-decl office:value-type="string" office:string-value="nominal" text:name="py3o.l.nominal"/>
        <text:user-field-decl office:value-type="string" office:string-value="l_penerimaan_cash_pooling_amount" text:name="py3o.l.penerimaan_cash_pooling_amount"/>
        <text:user-field-decl office:value-type="string" office:string-value="l_penerimaan_pihak_ketiga_amount" text:name="py3o.l.penerimaan_pihak_ketiga_amount"/>
        <text:user-field-decl office:value-type="string" office:string-value="saldo_awal" text:name="py3o.o.saldo_awal"/>
        <text:user-field-decl office:value-type="string" office:string-value="penerimaan_cash_pooling_amount" text:name="py3o.o.penerimaan_cash_pooling_amount"/>
        <text:user-field-decl office:value-type="string" office:string-value="penerimaan_pihak_ketiga_amount" text:name="py3o.o.penerimaan_pihak_ketiga_amount"/>
        <text:user-field-decl office:value-type="string" office:string-value="name" text:name="py3o.o.name"/>
        <text:user-field-decl office:value-type="string" office:string-value="disetujui" text:name="py3o.o.disetujui"/>
        <text:user-field-decl office:value-type="string" office:string-value="diketahui" text:name="py3o.o.diketahui"/>
        <text:user-field-decl office:value-type="string" office:string-value="dibuat" text:name="py3o.o.dibuat"/>
        <text:user-field-decl office:value-type="string" office:string-value="disiapkan" text:name="py3o.o.disiapkan"/>
        <text:user-field-decl office:value-type="string" office:string-value="n" text:name="py3o.n"/>
      </text:user-field-decls>
      <text:p text:style-name="P10"/>
      <text:p text:style-name="P3"><text:a xlink:type="simple" xlink:href="py3o://for=%22o%20in%20objects%22" text:style-name="Internet_20_link" text:visited-style-name="Visited_20_Internet_20_Link"><text:span text:style-name="T3">for="o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columns-spanned="6" office:value-type="string">
            <text:p text:style-name="P11"><text:user-field-get text:name="py3o.o.name">name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1" office:value-type="string">
            <text:p text:style-name="P13"><text:text-input text:description="py3o://function=&quot;'{:,.0f}'.format(o.saldo_awal)&quot;">saldo_awal</text:text-input></text:p>
          </table:table-cell>
        </table:table-row>
        <table:table-row table:style-name="Table3.2">
          <table:table-cell table:style-name="Table3.A2" table:number-columns-spanned="7" office:value-type="string">
            <text:p text:style-name="P4"><text:a xlink:type="simple" xlink:href="py3o://for=%22o%20in%20objects%22" text:style-name="Internet_20_link" text:visited-style-name="Visited_20_Internet_20_Link"><text:span text:style-name="T3">for="o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15">I</text:p>
          </table:table-cell>
          <table:table-cell table:style-name="Table3.A3" table:number-columns-spanned="5" office:value-type="string">
            <text:p text:style-name="P20">BANK BNI OPERASIONAL</text:p>
          </table:table-cell>
          <table:covered-table-cell/>
          <table:covered-table-cell/>
          <table:covered-table-cell/>
          <table:covered-table-cell/>
          <table:table-cell table:style-name="Table3.G3" office:value-type="string">
            <text:p text:style-name="P20"/>
          </table:table-cell>
        </table:table-row>
        <table:table-row table:style-name="Table3.1">
          <table:table-cell table:style-name="Table3.A4" office:value-type="string">
            <text:p text:style-name="P12"/>
          </table:table-cell>
          <table:table-cell table:style-name="Table3.B4" office:value-type="string">
            <text:p text:style-name="P26">A</text:p>
          </table:table-cell>
          <table:table-cell table:style-name="Table3.B4" table:number-columns-spanned="4" office:value-type="string">
            <text:p text:style-name="P29">PENERIMAAN CASH POOLING</text:p>
          </table:table-cell>
          <table:covered-table-cell/>
          <table:covered-table-cell/>
          <table:covered-table-cell/>
          <table:table-cell table:style-name="Table3.G4" office:value-type="string">
            <text:p text:style-name="P29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61"><text:a xlink:type="simple" xlink:href="py3o://for=%22%22l%20in%20o.anggaran_harian_line_ids%22" text:style-name="Internet_20_link" text:visited-style-name="Visited_20_Internet_20_Link"><text:span text:style-name="T4">for=""l in o.anggaran_harian_line_ids"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61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62"><text:a xlink:type="simple" xlink:href="py3o://if=%22l.type_transaksi%20==%20'penerimaan_cash_pooling'%22" text:style-name="Internet_20_link" text:visited-style-name="Visited_20_Internet_20_Link"><text:span text:style-name="T7">if="l.type_transaksi == 'penerimaan_cash_pooling'"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62"/>
          </table:table-cell>
        </table:table-row>
        <table:table-row table:style-name="Table3.7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8"/>
          </table:table-cell>
          <table:table-cell table:style-name="Table3.A4" table:number-columns-spanned="3" office:value-type="string">
            <text:p text:style-name="P45"><text:text-input text:description="py3o://function=&quot;'{} {}'.format(l.deskripsi or '', l.bank_account_name or '')&quot;">l_deskripsi</text:text-input></text:p>
          </table:table-cell>
          <table:covered-table-cell/>
          <table:covered-table-cell/>
          <table:table-cell table:style-name="Table3.G5" office:value-type="string">
            <text:p text:style-name="P55"><text:text-input text:description="py3o://function=&quot;'{:,.0f}'.format(l.nominal)&quot;">nominal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7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37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8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37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7"/>
            <text:p text:style-name="P39">JUMLAH</text:p>
          </table:table-cell>
          <table:covered-table-cell/>
          <table:covered-table-cell/>
          <table:covered-table-cell/>
          <table:table-cell table:style-name="Table3.G5" office:value-type="string">
            <text:p text:style-name="P46"><text:text-input text:description="py3o://function=&quot;'{:,.0f}'.format(o.penerimaan_cash_pooling_amount)&quot;">total_penerimaan_cash_pooling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B4" office:value-type="string">
            <text:p text:style-name="P26">B</text:p>
          </table:table-cell>
          <table:table-cell table:style-name="Table3.B4" table:number-columns-spanned="4" office:value-type="string">
            <text:p text:style-name="P29">PENERIMAAN DARI PIHAK KE III</text:p>
          </table:table-cell>
          <table:covered-table-cell/>
          <table:covered-table-cell/>
          <table:covered-table-cell/>
          <table:table-cell table:style-name="Table3.G4" office:value-type="string">
            <text:p text:style-name="P29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61"><text:a xlink:type="simple" xlink:href="py3o://for=%22%22l%20in%20o.anggaran_harian_line_ids%22" text:style-name="Internet_20_link" text:visited-style-name="Visited_20_Internet_20_Link"><text:span text:style-name="T4">for=""l in o.anggaran_harian_line_ids"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61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62"><text:a xlink:type="simple" xlink:href="py3o://if=%22l.type_transaksi%20==%20'penerimaan_pihak_ketiga'%22" text:style-name="Internet_20_link" text:visited-style-name="Visited_20_Internet_20_Link"><text:span text:style-name="T8">if="l.type_transaksi == 'penerimaan_pihak_ketiga'"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62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8"/>
          </table:table-cell>
          <table:table-cell table:style-name="Table3.A4" table:number-columns-spanned="3" office:value-type="string">
            <text:p text:style-name="P45"><text:text-input text:description="py3o://function=&quot;'{} {}'.format(l.deskripsi or '', l.bank_account_name or '')&quot;">l_deskripsi</text:text-input></text:p>
          </table:table-cell>
          <table:covered-table-cell/>
          <table:covered-table-cell/>
          <table:table-cell table:style-name="Table3.G5" office:value-type="string">
            <text:p text:style-name="P55"><text:text-input text:description="py3o://function=&quot;'{:,.0f}'.format(l.nominal)&quot;">nominal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7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37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8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37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9">JUMLAH</text:p>
          </table:table-cell>
          <table:covered-table-cell/>
          <table:covered-table-cell/>
          <table:covered-table-cell/>
          <table:table-cell table:style-name="Table3.G5" office:value-type="string">
            <text:p text:style-name="P46"><text:text-input text:description="py3o://function=&quot;'{:,.0f}'.format(o.penerimaan_pihak_ketiga_amount)&quot;">total_penerimaan_pihak_ketiga_amount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3">JUMLAH BNI OPERASIONAL</text:p>
          </table:table-cell>
          <table:covered-table-cell/>
          <table:covered-table-cell/>
          <table:covered-table-cell/>
          <table:table-cell table:style-name="Table3.G5" office:value-type="string">
            <text:p text:style-name="P47"><text:text-input text:description="py3o://function=&quot;'{:,.0f}'.format(o.jumlah_bni_pooling_operasional )&quot;">sum_a_b</text:text-input></text:p>
          </table:table-cell>
        </table:table-row>
        <table:table-row table:style-name="Table3.19">
          <table:table-cell table:style-name="Table3.A19" office:value-type="string">
            <text:p text:style-name="P16">II</text:p>
          </table:table-cell>
          <table:table-cell table:style-name="Table3.A19" table:number-columns-spanned="5" office:value-type="string">
            <text:p text:style-name="P21">BANK SAVING</text:p>
          </table:table-cell>
          <table:covered-table-cell/>
          <table:covered-table-cell/>
          <table:covered-table-cell/>
          <table:covered-table-cell/>
          <table:table-cell table:style-name="Table3.G19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table:number-columns-spanned="5" office:value-type="string">
            <text:p text:style-name="P61"><text:a xlink:type="simple" xlink:href="py3o://for=%22%22l%20in%20o.anggaran_harian_line_ids%22" text:style-name="Internet_20_link" text:visited-style-name="Visited_20_Internet_20_Link"><text:span text:style-name="T4">for=""l in o.anggaran_harian_line_ids"</text:span></text:a></text:p>
          </table:table-cell>
          <table:covered-table-cell/>
          <table:covered-table-cell/>
          <table:covered-table-cell/>
          <table:covered-table-cell/>
          <table:table-cell table:style-name="Table3.G5" office:value-type="string">
            <text:p text:style-name="P37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table:number-columns-spanned="5" office:value-type="string">
            <text:p text:style-name="P62"><text:a xlink:type="simple" xlink:href="py3o://if=%22l.type_transaksi%20==%20'bank_saving'%22" text:style-name="Internet_20_link" text:visited-style-name="Visited_20_Internet_20_Link"><text:span text:style-name="T9">if="l.type_transaksi == 'bank_saving'"</text:span></text:a></text:p>
          </table:table-cell>
          <table:covered-table-cell/>
          <table:covered-table-cell/>
          <table:covered-table-cell/>
          <table:covered-table-cell/>
          <table:table-cell table:style-name="Table3.G5" office:value-type="string">
            <text:p text:style-name="P14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45"><text:text-input text:description="py3o://function=&quot;'{} {}'.format(l.deskripsi or '', l.bank_account_name or '')&quot;">l_deskripsi</text:text-input></text:p>
          </table:table-cell>
          <table:covered-table-cell/>
          <table:covered-table-cell/>
          <table:covered-table-cell/>
          <table:table-cell table:style-name="Table3.G5" office:value-type="string">
            <text:p text:style-name="P46"><text:text-input text:description="py3o://function=&quot;'{:,.0f}'.format(l.nominal)&quot;">nominal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7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49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8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49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2">JUMLAH <text:span text:style-name="T17">BANK SAVING</text:span></text:p>
          </table:table-cell>
          <table:covered-table-cell/>
          <table:covered-table-cell/>
          <table:covered-table-cell/>
          <table:table-cell table:style-name="Table3.G5" office:value-type="string">
            <text:p text:style-name="P48"><text:text-input text:description="py3o://function=&quot;'{:,.0f}'.format(o.bank_saving_amount)&quot;">total_bank_saving_amount</text:text-input></text:p>
          </table:table-cell>
        </table:table-row>
        <table:table-row table:style-name="Table3.19">
          <table:table-cell table:style-name="Table3.A19" office:value-type="string">
            <text:p text:style-name="P17">III</text:p>
          </table:table-cell>
          <table:table-cell table:style-name="Table3.A19" table:number-columns-spanned="5" office:value-type="string">
            <text:p text:style-name="P22">BANK LAINNYA</text:p>
          </table:table-cell>
          <table:covered-table-cell/>
          <table:covered-table-cell/>
          <table:covered-table-cell/>
          <table:covered-table-cell/>
          <table:table-cell table:style-name="Table3.G19" office:value-type="string">
            <text:p text:style-name="P22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table:number-columns-spanned="5" office:value-type="string">
            <text:p text:style-name="P61"><text:a xlink:type="simple" xlink:href="py3o://for=%22%22l%20in%20o.anggaran_harian_line_ids%22" text:style-name="Internet_20_link" text:visited-style-name="Visited_20_Internet_20_Link"><text:span text:style-name="T4">for=""l in o.anggaran_harian_line_ids"</text:span></text:a></text:p>
          </table:table-cell>
          <table:covered-table-cell/>
          <table:covered-table-cell/>
          <table:covered-table-cell/>
          <table:covered-table-cell/>
          <table:table-cell table:style-name="Table3.G5" office:value-type="string">
            <text:p text:style-name="P37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table:number-columns-spanned="5" office:value-type="string">
            <text:p text:style-name="P62"><text:a xlink:type="simple" xlink:href="py3o://if=%22l.type_transaksi%20==%20'bank_lainnya'%22" text:style-name="Internet_20_link" text:visited-style-name="Visited_20_Internet_20_Link"><text:span text:style-name="T10">if="l.type_transaksi == 'bank_lainnya'"</text:span></text:a></text:p>
          </table:table-cell>
          <table:covered-table-cell/>
          <table:covered-table-cell/>
          <table:covered-table-cell/>
          <table:covered-table-cell/>
          <table:table-cell table:style-name="Table3.G5" office:value-type="string">
            <text:p text:style-name="P37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40"/>
          </table:table-cell>
          <table:table-cell table:style-name="Table3.A4" table:number-columns-spanned="4" office:value-type="string">
            <text:p text:style-name="P45"><text:text-input text:description="py3o://function=&quot;'{} {}'.format(l.deskripsi or '', l.bank_account_name or '')&quot;">l_deskripsi</text:text-input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><text:text-input text:description="py3o://function=&quot;'{:,.0f}'.format(l.nominal)&quot;">nominal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40"/>
          </table:table-cell>
          <table:table-cell table:style-name="Table3.A4" table:number-columns-spanned="4" office:value-type="string">
            <text:p text:style-name="P41"><text:span text:style-name="T19">JUMLAH</text:span><text:span text:style-name="T20"> BANK LAINNYA</text:span></text:p>
          </table:table-cell>
          <table:covered-table-cell/>
          <table:covered-table-cell/>
          <table:covered-table-cell/>
          <table:table-cell table:style-name="Table3.G5" office:value-type="string">
            <text:p text:style-name="P46"><text:text-input text:description="py3o://function=&quot;'{:,.0f}'.format(o.bank_lainnya_amount)&quot;">total_bank_lainnya_amount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7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37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8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37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42"><text:span text:style-name="T18">JUMLAH <text:s/>(I + II + III</text:span><text:span text:style-name="T21">)</text:span></text:p>
          </table:table-cell>
          <table:covered-table-cell/>
          <table:covered-table-cell/>
          <table:covered-table-cell/>
          <table:table-cell table:style-name="Table3.G5" office:value-type="string">
            <text:p text:style-name="P46"><text:text-input text:description="py3o://function=&quot;'{:,.0f}'.format(o.jumlah_bni_saving_bank_lainnya)&quot;">sum_I_II_III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4">TOTAL SALDO (SALDO AWAL + PENERIMAAN)</text:p>
          </table:table-cell>
          <table:covered-table-cell/>
          <table:covered-table-cell/>
          <table:covered-table-cell/>
          <table:table-cell table:style-name="Table3.G5" office:value-type="string">
            <text:p text:style-name="P46"><text:text-input text:description="py3o://function=&quot;'{:,.0f}'.format(o.total_saldo)&quot;">total_saldo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9">
          <table:table-cell table:style-name="Table3.A19" office:value-type="string">
            <text:p text:style-name="P18">IV</text:p>
          </table:table-cell>
          <table:table-cell table:style-name="Table3.A19" table:number-columns-spanned="5" office:value-type="string">
            <text:p text:style-name="P23">PENGELUARAN BANK</text:p>
          </table:table-cell>
          <table:covered-table-cell/>
          <table:covered-table-cell/>
          <table:covered-table-cell/>
          <table:covered-table-cell/>
          <table:table-cell table:style-name="Table3.G19" office:value-type="string">
            <text:p text:style-name="P2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B38" office:value-type="string">
            <text:p text:style-name="P27">A</text:p>
          </table:table-cell>
          <table:table-cell table:style-name="Table3.C38" table:number-columns-spanned="4" office:value-type="string">
            <text:p text:style-name="P30">KEBUTUHAN KAS MINGGUAN CABANG</text:p>
          </table:table-cell>
          <table:covered-table-cell/>
          <table:covered-table-cell/>
          <table:covered-table-cell/>
          <table:table-cell table:style-name="Table3.G38" office:value-type="string">
            <text:p text:style-name="P50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61"><text:a xlink:type="simple" xlink:href="py3o://for=%22%22l%20in%20o.anggaran_harian_line_ids%22" text:style-name="Internet_20_link" text:visited-style-name="Visited_20_Internet_20_Link"><text:span text:style-name="T4">for=""l in o.anggaran_harian_line_ids"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62"><text:a xlink:type="simple" xlink:href="py3o://if=%22l.type_transaksi%20==%20'kebutuhan_kas_mingguan_cabang'%22" text:style-name="Internet_20_link" text:visited-style-name="Visited_20_Internet_20_Link"><text:span text:style-name="T11">if="l.type_transaksi == 'kebutuhan_kas_mingguan_cabang'"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45"><text:text-input text:description="py3o://function=&quot;'{} {}'.format(l.deskripsi or '', l.bank_account_name or '')&quot;">l_deskripsi</text:text-input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><text:text-input text:description="py3o://function=&quot;'{:,.0f}'.format(l.nominal)&quot;">nominal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7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ext:soft-page-break/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8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7"/>
            <text:p text:style-name="P39">JUMLAH</text:p>
          </table:table-cell>
          <table:covered-table-cell/>
          <table:covered-table-cell/>
          <table:covered-table-cell/>
          <table:table-cell table:style-name="Table3.G5" office:value-type="string">
            <text:p text:style-name="P46"><text:text-input text:description="py3o://function=&quot;'{:,.0f}'.format(o.kebutuhan_kas_mingguan_cabang_amount)&quot;">total_kebutuhan_kas_mingguan_cabang_amount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B46" office:value-type="string">
            <text:p text:style-name="P28">B</text:p>
          </table:table-cell>
          <table:table-cell table:style-name="Table3.C46" table:number-columns-spanned="4" office:value-type="string">
            <text:p text:style-name="P31">PEMBAYARAN KEPADA PIHAK KE III</text:p>
          </table:table-cell>
          <table:covered-table-cell/>
          <table:covered-table-cell/>
          <table:covered-table-cell/>
          <table:table-cell table:style-name="Table3.G46" office:value-type="string">
            <text:p text:style-name="P51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61"><text:a xlink:type="simple" xlink:href="py3o://for=%22%22l%20in%20o.anggaran_harian_line_ids%22" text:style-name="Internet_20_link" text:visited-style-name="Visited_20_Internet_20_Link"><text:span text:style-name="T4">for=""l in o.anggaran_harian_line_ids"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62"><text:a xlink:type="simple" xlink:href="py3o://if=%22l.type_transaksi%20==%20'pembayaran_kepada_pihak_ketiga'%22" text:style-name="Internet_20_link" text:visited-style-name="Visited_20_Internet_20_Link"><text:span text:style-name="T12">if="l.type_transaksi == 'pembayaran_kepada_pihak_ketiga'"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45"><text:text-input text:description="py3o://function=&quot;'{} {}'.format(l.deskripsi or '', l.bank_account_name or '')&quot;">l_deskripsi</text:text-input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><text:text-input text:description="py3o://function=&quot;'{:,.0f}'.format(l.nominal)&quot;">nominal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7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8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9">JUMLAH</text:p>
          </table:table-cell>
          <table:covered-table-cell/>
          <table:covered-table-cell/>
          <table:covered-table-cell/>
          <table:table-cell table:style-name="Table3.G5" office:value-type="string">
            <text:p text:style-name="P46"><text:text-input text:description="py3o://function=&quot;'{:,.0f}'.format(o.pembayaran_kepada_pihak_ketiga_amount)&quot;">total_pembayaran_kepada_pihak_ketiga_amount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B54" office:value-type="string">
            <text:p text:style-name="P35">C</text:p>
          </table:table-cell>
          <table:table-cell table:style-name="Table3.C54" table:number-columns-spanned="4" office:value-type="string">
            <text:p text:style-name="P36">BIAYA UMUM</text:p>
          </table:table-cell>
          <table:covered-table-cell/>
          <table:covered-table-cell/>
          <table:covered-table-cell/>
          <table:table-cell table:style-name="Table3.G54" office:value-type="string">
            <text:p text:style-name="P46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61"><text:a xlink:type="simple" xlink:href="py3o://for=%22%22l%20in%20o.anggaran_harian_line_ids%22" text:style-name="Internet_20_link" text:visited-style-name="Visited_20_Internet_20_Link"><text:span text:style-name="T4">for=""l in o.anggaran_harian_line_ids"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62"><text:a xlink:type="simple" xlink:href="py3o://if=%22l.type_transaksi%20==%20'biaya_umum'%22" text:style-name="Internet_20_link" text:visited-style-name="Visited_20_Internet_20_Link"><text:span text:style-name="T13">if="l.type_transaksi == 'biaya_umum'"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45"><text:text-input text:description="py3o://function=&quot;'{} {}'.format(l.deskripsi or '', l.bank_account_name or '')&quot;">l_deskripsi</text:text-input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><text:text-input text:description="py3o://function=&quot;'{:,.0f}'.format(l.nominal)&quot;">nominal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7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8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9">JUMLAH</text:p>
          </table:table-cell>
          <table:covered-table-cell/>
          <table:covered-table-cell/>
          <table:covered-table-cell/>
          <table:table-cell table:style-name="Table3.G5" office:value-type="string">
            <text:p text:style-name="P46"><text:text-input text:description="py3o://function=&quot;'{:,.0f}'.format(o.biaya_umum_amount)&quot;">total_biaya_umum_amount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3">JUMLAH PEMBAYARAN ( III (A+B+C))</text:p>
          </table:table-cell>
          <table:covered-table-cell/>
          <table:covered-table-cell/>
          <table:covered-table-cell/>
          <table:table-cell table:style-name="Table3.G5" office:value-type="string">
            <text:p text:style-name="P46"><text:text-input text:description="py3o://function=&quot;'{:,.0f}'.format(o.jumlah_pengeluaran_bank)&quot;">jumlah_pengeluaran_bank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43"><text:span text:style-name="T18">SISA SALDO BANK</text:span> </text:p>
          </table:table-cell>
          <table:covered-table-cell/>
          <table:covered-table-cell/>
          <table:covered-table-cell/>
          <table:table-cell table:style-name="Table3.G5" office:value-type="string">
            <text:p text:style-name="P46"><text:text-input text:description="py3o://function=&quot;'{:,.0f}'.format(o.sisa_saldo_bank)&quot;">sisa_saldo_bank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9">
          <table:table-cell table:style-name="Table3.A19" office:value-type="string">
            <text:p text:style-name="P19">V</text:p>
          </table:table-cell>
          <table:table-cell table:style-name="Table3.A19" table:number-columns-spanned="5" office:value-type="string">
            <text:p text:style-name="P24">BANK NATIONAL POOLING, MTN, DAN SINKING FUND</text:p>
          </table:table-cell>
          <table:covered-table-cell/>
          <table:covered-table-cell/>
          <table:covered-table-cell/>
          <table:covered-table-cell/>
          <table:table-cell table:style-name="Table3.G66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61"><text:a xlink:type="simple" xlink:href="py3o://for=%22%22l%20in%20o.anggaran_harian_line_ids%22" text:style-name="Internet_20_link" text:visited-style-name="Visited_20_Internet_20_Link"><text:span text:style-name="T4">for=""l in o.anggaran_harian_line_ids"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62"><text:a xlink:type="simple" xlink:href="py3o://if=%22l.type_transaksi%20==%20'lainnya'%22" text:style-name="Internet_20_link" text:visited-style-name="Visited_20_Internet_20_Link"><text:span text:style-name="T14">if="l.type_transaksi == 'lainnya'"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45"><text:text-input text:description="py3o://function=&quot;'{} {}'.format(l.deskripsi or '', l.bank_account_name or '')&quot;">l_deskripsi</text:text-input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><text:text-input text:description="py3o://function=&quot;'{:,.0f}'.format(l.nominal)&quot;">nominal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7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58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table-cell table:style-name="Table3.G5" office:value-type="string">
            <text:p text:style-name="P37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9">JUMLAH</text:p>
          </table:table-cell>
          <table:covered-table-cell/>
          <table:covered-table-cell/>
          <table:covered-table-cell/>
          <table:table-cell table:style-name="Table3.G5" office:value-type="string">
            <text:p text:style-name="P46"><text:text-input text:description="py3o://function=&quot;'{:,.0f}'.format(o.lainnya_amount)&quot;">lainnya_amount</text:text-input></text:p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A4" office:value-type="string">
            <text:p text:style-name="P37"/>
          </table:table-cell>
          <table:table-cell table:style-name="Table3.A4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3.G5" office:value-type="string">
            <text:p text:style-name="P55"/>
          </table:table-cell>
        </table:table-row>
        <table:table-row table:style-name="Table3.19">
          <table:table-cell table:style-name="Table3.A74" table:number-columns-spanned="6" office:value-type="string">
            <text:p text:style-name="P44">SALDO AKHIR P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74" office:value-type="string">
            <text:p text:style-name="P46"><text:text-input text:description="py3o://function=&quot;'{:,.0f}'.format(o.saldo_akhir)&quot;">saldo_akhir</text:text-input></text:p>
          </table:table-cell>
        </table:table-row>
        <table:table-row table:style-name="Table3.75">
          <table:table-cell table:style-name="Table3.A75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  <table:table-cell table:style-name="Table3.F75" office:value-type="string">
            <text:p text:style-name="P59"/>
          </table:table-cell>
          <table:table-cell table:style-name="Table3.G75" office:value-type="string">
            <text:p text:style-name="P59"/>
          </table:table-cell>
        </table:table-row>
        <table:table-row table:style-name="Table3.76">
          <table:table-cell table:style-name="Table3.A76" table:number-columns-spanned="7" office:value-type="string">
            <text:p text:style-name="P64">Noted:</text:p>
            <text:p text:style-name="P63"><text:a xlink:type="simple" xlink:href="py3o://for=%22n%20in%20o.noted.splitlines()%22" text:style-name="Internet_20_link" text:visited-style-name="Visited_20_Internet_20_Link"><text:span text:style-name="T5">for="n in o.noted.splitlines()"</text:span></text:a></text:p>
            <text:p text:style-name="P56"><text:user-field-get text:name="py3o.n">n</text:user-field-get></text:p>
            <text:p text:style-name="P6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7">
          <table:table-cell table:style-name="Table3.A75" table:number-columns-spanned="5" office:value-type="string">
            <text:p text:style-name="P59"/>
          </table:table-cell>
          <table:covered-table-cell/>
          <table:covered-table-cell/>
          <table:covered-table-cell/>
          <table:covered-table-cell/>
          <table:table-cell table:style-name="Table3.F77" office:value-type="string">
            <text:p text:style-name="P59"/>
          </table:table-cell>
          <table:table-cell table:style-name="Table3.G77" office:value-type="string">
            <text:p text:style-name="P59"/>
          </table:table-cell>
        </table:table-row>
        <table:table-row table:style-name="Table3.1">
          <table:table-cell table:style-name="Table3.A78" table:number-columns-spanned="4" office:value-type="string">
            <text:p text:style-name="P52">Disetujui Oleh</text:p>
          </table:table-cell>
          <table:covered-table-cell/>
          <table:covered-table-cell/>
          <table:covered-table-cell/>
          <table:table-cell table:style-name="Table3.E78" office:value-type="string">
            <text:p text:style-name="P52">Diketahui Oleh</text:p>
          </table:table-cell>
          <table:table-cell table:style-name="Table3.F78" table:number-columns-spanned="2" office:value-type="string">
            <text:p text:style-name="P53">Dibuat Oleh</text:p>
          </table:table-cell>
          <table:covered-table-cell/>
        </table:table-row>
        <table:table-row table:style-name="Table3.79">
          <table:table-cell table:style-name="Table3.A79" table:number-columns-spanned="4" office:value-type="string">
            <text:p text:style-name="P59"/>
          </table:table-cell>
          <table:covered-table-cell/>
          <table:covered-table-cell/>
          <table:covered-table-cell/>
          <table:table-cell table:style-name="Table3.E79" office:value-type="string">
            <text:p text:style-name="P59"/>
          </table:table-cell>
          <table:table-cell table:style-name="Table3.F79" table:number-columns-spanned="2" office:value-type="string">
            <text:p text:style-name="P59"/>
          </table:table-cell>
          <table:covered-table-cell/>
        </table:table-row>
        <table:table-row table:style-name="Table3.1">
          <table:table-cell table:style-name="Table3.A80" table:number-columns-spanned="4" office:value-type="string">
            <text:p text:style-name="P54"><text:user-field-get text:name="py3o.o.disetujui">disetujui</text:user-field-get></text:p>
          </table:table-cell>
          <table:covered-table-cell/>
          <table:covered-table-cell/>
          <table:covered-table-cell/>
          <table:table-cell table:style-name="Table3.E80" office:value-type="string">
            <text:p text:style-name="P54"><text:user-field-get text:name="py3o.o.diketahui">diketahui</text:user-field-get></text:p>
          </table:table-cell>
          <table:table-cell table:style-name="Table3.F80" table:number-columns-spanned="2" office:value-type="string">
            <text:p text:style-name="P54"><text:user-field-get text:name="py3o.o.disiapkan">disiapkan</text:user-field-get></text:p>
          </table:table-cell>
          <table:covered-table-cell/>
        </table:table-row>
        <text:soft-page-break/>
        <table:table-row table:style-name="Table3.1">
          <table:table-cell table:style-name="Table3.A81" table:number-columns-spanned="5" office:value-type="string">
            <text:p text:style-name="P59"><text:a xlink:type="simple" xlink:href="py3o:///for" text:style-name="Internet_20_link" text:visited-style-name="Visited_20_Internet_20_Link"><text:span text:style-name="T2">for</text:span></text:a></text:p>
          </table:table-cell>
          <table:covered-table-cell/>
          <table:covered-table-cell/>
          <table:covered-table-cell/>
          <table:covered-table-cell/>
          <table:table-cell table:style-name="Table3.F81" office:value-type="string">
            <text:p text:style-name="P59"/>
          </table:table-cell>
          <table:table-cell table:style-name="Table3.G81" office:value-type="string">
            <text:p text:style-name="P59"/>
          </table:table-cell>
        </table:table-row>
      </table:table>
      <text:p text:style-name="P60"><text:a xlink:type="simple" xlink:href="py3o:///for" text:style-name="Internet_20_link" text:visited-style-name="Visited_20_Internet_20_Link"><text:span text:style-name="T22">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M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10pt" fo:font-weight="bold" officeooo:rsid="02eaf73f" officeooo:paragraph-rsid="02eaf73f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5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MP6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MP7" style:family="paragraph" style:parent-style-name="Standard">
      <style:paragraph-properties fo:line-height="115%" fo:text-align="center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/>
    <style:page-layout style:name="Mpm1">
      <style:page-layout-properties fo:page-width="8.2701in" fo:page-height="11.6902in" style:num-format="1" style:print-orientation="portrait" fo:margin-top="0.3902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ext:p text:style-name="MP2"/>
        <text:p text:style-name="MP3">ANGGARAN</text:p>
        <text:p text:style-name="MP4"><text:a xlink:type="simple" xlink:href="py3o:///for" text:style-name="Internet_20_link" text:visited-style-name="Visited_20_Internet_20_Link">for</text:a></text:p>
      </style:header>
      <style:footer>
        <text:p text:style-name="MP5"><text:a xlink:type="simple" xlink:href="py3o://for=%22o%20in%20objects%22" text:style-name="Internet_20_link" text:visited-style-name="Visited_20_Internet_20_Link"><text:span text:style-name="MT1">for="o in objects"</text:span></text:a></text:p>
        <text:p text:style-name="MP6"><text:a xlink:type="simple" xlink:href="py3o:///for" text:style-name="Internet_20_link" text:visited-style-name="Visited_20_Internet_20_Link">For</text:a></text:p>
        <text:p text:style-name="MP7">www.adhigunaputera.co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4-22T17:23:39.564781000</dc:date>
    <meta:editing-duration>P12DT20H21M58S</meta:editing-duration>
    <meta:editing-cycles>416</meta:editing-cycles>
    <meta:generator>LibreOffice/7.4.7.2$Linux_X86_64 LibreOffice_project/40$Build-2</meta:generator>
    <meta:document-statistic meta:table-count="1" meta:image-count="0" meta:object-count="0" meta:page-count="3" meta:paragraph-count="118" meta:word-count="274" meta:character-count="1932" meta:non-whitespace-character-count="1836"/>
  </office:meta>
</office:document-meta>
</file>